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
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
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
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
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
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
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
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
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
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 would be way
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"S-Sorry... I need to go to the toilet first!!"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"Th-Thanks... I'll go get changed over there..."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"Hey, I haven't peed myself! R-Right now, I just
want to go to the toilet!!"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"H-Hey, I haven't peed myself!"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"Hauu... this is too embarrassing... ////"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"L-Let me go to the bathroom, first...!!"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"D-Don't you dare peek, got it...?!"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"I haven't quite wet myself, yet!! Now, let me use
the bathroom before I do!!"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"Excuse you! I did *not* wet myself!!"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"Qu-Quick... before anyone sees... ////"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"N-No... I'm aboutta burst, I'm tellin' ya!"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"I'll go change super quick, so wait up..."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"I ain't peed myself yet, but... I totally will if
I can't go pee soon!!"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"Huh? But I didn't pee my panties or anythin'...?"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"Fuweeeh... my panties are soaked through..."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"Could I first go to the r-restroom, please...! ////"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"Y... Yes... ////"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"Umm, umm...! First... the restroom... ////"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"I-I-I-I haven't w... h-had an accident...! ////"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"I-I need to hurry up before someone sees me like
this... ////"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"U-U-Umm... it is rather hard to say, but... I wish
to... to go to the toilet, first! ////"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"I am truly sorry for all the trouble..."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"Eh?! Umm, I have not yet wet myself...! More
importantly, m-may I go to... to the toilet...!"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"No, umm, I... I do not believe I have need of
something like that..."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"How could I, the Spirit Queen... oh, I am so
mortified... ////"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"If I put on new panties now, I'll just wet those
ones Toooo!! Toilet! Where's the Toileeet?!?!"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"Ohhh! What a cool Iteeeem!! I'm gonna change my
panties, so wait for Meeee!"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"What I really desire is the Toileeet!! Aaah! I'm
gonna Leeaaaak!!!"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"Nnn? My panties are dry and Spotleeeess! It's True!
Want a Look-Seeee?"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"Uuuu... if only my equipment was working properly,
this wouldn't've Happeeened...!"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
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
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3T21:31:35+01:00</meta:creation-date>
    <dc:date>2020-02-13T21:31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